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2"/>
    <style:style style:name="ce2" style:family="table-cell" style:parent-style-name="Default" style:data-style-name="N81"/>
    <style:style style:name="ce8" style:family="table-cell" style:parent-style-name="Default" style:data-style-name="N8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138"/>
    <style:style style:name="ce10" style:family="table-cell" style:parent-style-name="Default" style:data-style-name="N3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"/>
    <style:style style:name="ce17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10"/>
        <table:table-column table:style-name="co2" table:default-cell-style-name="ce2"/>
        <table:table-column table:style-name="co2" table:number-columns-repeated="4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Форма индикатора</text:p>
          </table:table-cell>
          <table:table-cell office:value-type="string" calcext:value-type="string">
            <text:p>Номер раствора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_615</text:p>
          </table:table-cell>
          <table:table-cell office:value-type="string" calcext:value-type="string">
            <text:p>Коэффициент экстинкции</text:p>
          </table:table-cell>
          <table:table-cell office:value-type="string" calcext:value-type="string">
            <text:p>индивид коэф экстинкции</text:p>
          </table:table-cell>
          <table:table-cell/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4">
            <text:p>HA^-</text:p>
          </table:table-cell>
          <table:table-cell office:value-type="float" office:value="1" calcext:value-type="float">
            <text:p>1</text:p>
          </table:table-cell>
          <table:table-cell table:formula="of:=[.H2]*[.$H$10]/[.$H$11]/50" office:value-type="float" office:value="0.0000512500200195391" calcext:value-type="float">
            <text:p>5.13E-05</text:p>
          </table:table-cell>
          <table:table-cell office:value-type="float" office:value="0.00191294889815693" calcext:value-type="float">
            <text:p>1.91E-03</text:p>
          </table:table-cell>
          <table:table-cell table:style-name="ce4" table:formula="of:=AVERAGE([.F2:.F5])" office:value-type="float" office:value="27.2677870556568" calcext:value-type="float" table:number-columns-spanned="1" table:number-rows-spanned="4">
            <text:p>27</text:p>
          </table:table-cell>
          <table:table-cell table:formula="of:=[.D2]/[.C2]" office:value-type="float" office:value="37.3258175787565" calcext:value-type="float">
            <text:p>3.73E+0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.H3]*[.$H$10]/[.$H$11]/50" office:value-type="float" office:value="0.0000384375150146543" calcext:value-type="float">
            <text:p>3.84E-05</text:p>
          </table:table-cell>
          <table:table-cell office:value-type="float" office:value="0.00142577708485601" calcext:value-type="float">
            <text:p>1.43E-03</text:p>
          </table:table-cell>
          <table:covered-table-cell/>
          <table:table-cell table:formula="of:=[.D3]/[.C3]" office:value-type="float" office:value="37.0933730838852" calcext:value-type="float">
            <text:p>3.71E+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.H4]*[.$H$10]/[.$H$11]/50" office:value-type="float" office:value="0.0000256250100097695" calcext:value-type="float">
            <text:p>2.56E-05</text:p>
          </table:table-cell>
          <table:table-cell office:value-type="float" office:value="0.000213053314076283" calcext:value-type="float">
            <text:p>2.13E-04</text:p>
          </table:table-cell>
          <table:covered-table-cell/>
          <table:table-cell table:formula="of:=[.D4]/[.C4]" office:value-type="float" office:value="8.31427242350565" calcext:value-type="float">
            <text:p>8.31E+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.H5]*[.$H$10]/[.$H$11]/50" office:value-type="float" office:value="0.0000128125050048848" calcext:value-type="float">
            <text:p>1.28E-05</text:p>
          </table:table-cell>
          <table:table-cell office:value-type="float" office:value="0.00033745172262823" calcext:value-type="float">
            <text:p>3.37E-04</text:p>
          </table:table-cell>
          <table:covered-table-cell/>
          <table:table-cell table:formula="of:=[.D5]/[.C5]" office:value-type="float" office:value="26.3376851364801" calcext:value-type="float">
            <text:p>2.63E+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4">
            <text:p>A^2-</text:p>
          </table:table-cell>
          <table:table-cell office:value-type="float" office:value="5" calcext:value-type="float">
            <text:p>5</text:p>
          </table:table-cell>
          <table:table-cell table:formula="of:=[.H6]*[.$H$10]/[.$H$11]/50" office:value-type="float" office:value="0.0000256250100097695" calcext:value-type="float">
            <text:p>2.56E-05</text:p>
          </table:table-cell>
          <table:table-cell office:value-type="float" office:value="0.991960491041209" calcext:value-type="float">
            <text:p>9.92E-01</text:p>
          </table:table-cell>
          <table:table-cell table:style-name="ce4" table:formula="of:=AVERAGE([.F6:.F9])" office:value-type="float" office:value="36410.6607130367" calcext:value-type="float" table:number-columns-spanned="1" table:number-rows-spanned="4">
            <text:p>36,411</text:p>
          </table:table-cell>
          <table:table-cell table:formula="of:=[.D6]/[.C6]" office:value-type="float" office:value="38710.6381875763" calcext:value-type="float">
            <text:p>3.87E+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.H7]*[.$H$10]/[.$H$11]/50" office:value-type="float" office:value="0.0000128125050048848" calcext:value-type="float">
            <text:p>1.28E-05</text:p>
          </table:table-cell>
          <table:table-cell office:value-type="float" office:value="0.476318629129317" calcext:value-type="float">
            <text:p>4.76E-01</text:p>
          </table:table-cell>
          <table:covered-table-cell/>
          <table:table-cell table:formula="of:=[.D7]/[.C7]" office:value-type="float" office:value="37176.0736052568" calcext:value-type="float">
            <text:p>3.72E+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.H8]*[.$H$10]/[.$H$11]/50" office:value-type="float" office:value="0.00000640625250244239" calcext:value-type="float">
            <text:p>6.41E-06</text:p>
          </table:table-cell>
          <table:table-cell office:value-type="float" office:value="0.207755023487062" calcext:value-type="float">
            <text:p>2.08E-01</text:p>
          </table:table-cell>
          <table:covered-table-cell/>
          <table:table-cell table:formula="of:=[.D8]/[.C8]" office:value-type="float" office:value="32430.0397787717" calcext:value-type="float">
            <text:p>3.24E+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.H9]*[.$H$10]/[.$H$11]/50" office:value-type="float" office:value="0.00000320312625122119" calcext:value-type="float">
            <text:p>3.20E-06</text:p>
          </table:table-cell>
          <table:table-cell office:value-type="float" office:value="0.119559542210932" calcext:value-type="float">
            <text:p>1.20E-01</text:p>
          </table:table-cell>
          <table:covered-table-cell/>
          <table:table-cell table:formula="of:=[.D9]/[.C9]" office:value-type="float" office:value="37325.891280542" calcext:value-type="float">
            <text:p>3.73E+0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_st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/l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office:value-type="float" office:value="624.39" calcext:value-type="float">
            <text:p>624.39</text:p>
          </table:table-cell>
          <table:table-cell office:value-type="string" calcext:value-type="string">
            <text:p>g/mol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Форма индикатора</text:p>
          </table:table-cell>
          <table:table-cell office:value-type="string" calcext:value-type="string">
            <text:p>Номер раствора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_433</text:p>
          </table:table-cell>
          <table:table-cell office:value-type="string" calcext:value-type="string">
            <text:p>Коэффициент экстинкции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4">
            <text:p>HA-</text:p>
          </table:table-cell>
          <table:table-cell office:value-type="float" office:value="1" calcext:value-type="float">
            <text:p>1</text:p>
          </table:table-cell>
          <table:table-cell table:formula="of:=[.H15]*[.$H$10]/[.$H$11]/50" office:value-type="float" office:value="0.0000512500200195391" calcext:value-type="float">
            <text:p>5.13E-05</text:p>
          </table:table-cell>
          <table:table-cell office:value-type="float" office:value="0.90741166018703" calcext:value-type="float">
            <text:p>9.07E-01</text:p>
          </table:table-cell>
          <table:table-cell table:style-name="ce4" table:formula="of:=AVERAGE([.F15:.F18])" office:value-type="float" office:value="17135.7577270941" calcext:value-type="float" table:number-columns-spanned="1" table:number-rows-spanned="4">
            <text:p>17,136</text:p>
          </table:table-cell>
          <table:table-cell table:formula="of:=[.D15]/[.C15]" office:value-type="float" office:value="17705.5864532556" calcext:value-type="float">
            <text:p>1.77E+0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.H16]*[.$H$10]/[.$H$11]/50" office:value-type="float" office:value="0.0000384375150146543" calcext:value-type="float">
            <text:p>3.84E-05</text:p>
          </table:table-cell>
          <table:table-cell office:value-type="float" office:value="0.66633268359382" calcext:value-type="float">
            <text:p>6.66E-01</text:p>
          </table:table-cell>
          <table:covered-table-cell/>
          <table:table-cell table:formula="of:=[.D16]/[.C16]" office:value-type="float" office:value="17335.4776795477" calcext:value-type="float">
            <text:p>1.73E+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.H17]*[.$H$10]/[.$H$11]/50" office:value-type="float" office:value="0.0000256250100097695" calcext:value-type="float">
            <text:p>2.56E-05</text:p>
          </table:table-cell>
          <table:table-cell office:value-type="float" office:value="0.434143452209932" calcext:value-type="float">
            <text:p>4.34E-01</text:p>
          </table:table-cell>
          <table:covered-table-cell/>
          <table:table-cell table:formula="of:=[.D17]/[.C17]" office:value-type="float" office:value="16942.176882835" calcext:value-type="float">
            <text:p>1.69E+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.H18]*[.$H$10]/[.$H$11]/50" office:value-type="float" office:value="0.0000128125050048848" calcext:value-type="float">
            <text:p>1.28E-05</text:p>
          </table:table-cell>
          <table:table-cell office:value-type="float" office:value="0.212172390880547" calcext:value-type="float">
            <text:p>2.12E-01</text:p>
          </table:table-cell>
          <table:covered-table-cell/>
          <table:table-cell table:formula="of:=[.D18]/[.C18]" office:value-type="float" office:value="16559.7898927381" calcext:value-type="float">
            <text:p>1.66E+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4">
            <text:p>A2-</text:p>
          </table:table-cell>
          <table:table-cell office:value-type="float" office:value="5" calcext:value-type="float">
            <text:p>5</text:p>
          </table:table-cell>
          <table:table-cell table:formula="of:=[.H19]*[.$H$10]/[.$H$11]/50" office:value-type="float" office:value="0.0000256250100097695" calcext:value-type="float">
            <text:p>2.56E-05</text:p>
          </table:table-cell>
          <table:table-cell office:value-type="float" office:value="0.0817345968535218" calcext:value-type="float">
            <text:p>8.17E-02</text:p>
          </table:table-cell>
          <table:table-cell table:style-name="ce4" table:formula="of:=AVERAGE([.F19:.F22])" office:value-type="float" office:value="2986.66620402799" calcext:value-type="float" table:number-columns-spanned="1" table:number-rows-spanned="4">
            <text:p>2,987</text:p>
          </table:table-cell>
          <table:table-cell table:formula="of:=[.D19]/[.C19]" office:value-type="float" office:value="3189.64155808566" calcext:value-type="float">
            <text:p>3.19E+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.H20]*[.$H$10]/[.$H$11]/50" office:value-type="float" office:value="0.0000128125050048848" calcext:value-type="float">
            <text:p>1.28E-05</text:p>
          </table:table-cell>
          <table:table-cell office:value-type="float" office:value="0.0376838770242471" calcext:value-type="float">
            <text:p>3.77E-02</text:p>
          </table:table-cell>
          <table:covered-table-cell/>
          <table:table-cell table:formula="of:=[.D20]/[.C20]" office:value-type="float" office:value="2941.17949689621" calcext:value-type="float">
            <text:p>2.94E+0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.H21]*[.$H$10]/[.$H$11]/50" office:value-type="float" office:value="0.00000640625250244239" calcext:value-type="float">
            <text:p>6.41E-06</text:p>
          </table:table-cell>
          <table:table-cell office:value-type="float" office:value="0.0141641730918508" calcext:value-type="float">
            <text:p>1.42E-02</text:p>
          </table:table-cell>
          <table:covered-table-cell/>
          <table:table-cell table:formula="of:=[.D21]/[.C21]" office:value-type="float" office:value="2210.99200920517" calcext:value-type="float">
            <text:p>2.21E+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.H22]*[.$H$10]/[.$H$11]/50" office:value-type="float" office:value="0.00000320312625122119" calcext:value-type="float">
            <text:p>3.20E-06</text:p>
          </table:table-cell>
          <table:table-cell office:value-type="float" office:value="0.0115467952783514" calcext:value-type="float">
            <text:p>1.15E-02</text:p>
          </table:table-cell>
          <table:covered-table-cell/>
          <table:table-cell table:formula="of:=[.D22]/[.C22]" office:value-type="float" office:value="3604.85175192493" calcext:value-type="float">
            <text:p>3.60E+0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Номер раствора</text:p>
          </table:table-cell>
          <table:table-cell table:style-name="ce1" office:value-type="string" calcext:value-type="string" table:number-columns-spanned="1" table:number-rows-spanned="2">
            <text:p>pH</text:p>
          </table:table-cell>
          <table:table-cell table:style-name="ce8" office:value-type="string" calcext:value-type="string" table:number-columns-spanned="1" table:number-rows-spanned="2">
            <text:p>I_c, M</text:p>
          </table:table-cell>
          <table:table-cell table:style-name="ce1" office:value-type="string" calcext:value-type="string" table:number-columns-spanned="1" table:number-rows-spanned="2">
            <text:p>\lg{\frac{\gamma_{2-}{\gamma_{-}}}</text:p>
          </table:table-cell>
          <table:table-cell table:style-name="ce8" office:value-type="string" calcext:value-type="string" table:number-columns-spanned="2" table:number-rows-spanned="1">
            <text:p>D_{\lambda}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\alpha_{\lambda}</text:p>
          </table:table-cell>
          <table:covered-table-cell/>
          <table:table-cell table:style-name="ce8" office:value-type="string" calcext:value-type="string" table:number-columns-spanned="2" table:number-rows-spanned="1">
            <text:p>\lg{\frac{\alpha}{1-\alpha}}</text:p>
          </table:table-cell>
          <table:covered-table-cell/>
          <table:table-cell table:style-name="ce1" office:value-type="string" calcext:value-type="string" table:number-columns-spanned="2" table:number-rows-spanned="1">
            <text:p>\lg{K_a}</text:p>
          </table:table-cell>
          <table:covered-table-cell/>
          <table:table-cell table:style-name="ce1" office:value-type="string" calcext:value-type="string" table:number-columns-spanned="2" table:number-rows-spanned="1">
            <text:p>K_a</text:p>
          </table:table-cell>
          <table:covered-table-cell/>
          <table:table-cell/>
          <table:table-cell office:value-type="string" calcext:value-type="string">
            <text:p>C_0</text:p>
          </table:table-cell>
        </table:table-row>
        <table:table-row table:style-name="ro1">
          <table:covered-table-cell table:number-columns-repeated="4"/>
          <table:table-cell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.0</text:p>
          </table:table-cell>
          <table:table-cell table:style-name="ce11" table:formula="of:=10^(-[.B28])" office:value-type="float" office:value="0.01" calcext:value-type="float">
            <text:p>0.01</text:p>
          </table:table-cell>
          <table:table-cell table:formula="of:=(-1)*0.509*4*SQRT([.C28])/(1+SQRT([.C28]))-[.D33]" office:value-type="float" office:value="-0.138818181818182" calcext:value-type="float">
            <text:p>-1.39E-01</text:p>
          </table:table-cell>
          <table:table-cell table:style-name="ce2" table:formula="of:=[.D17]" office:value-type="float" office:value="0.434143452209932" calcext:value-type="float">
            <text:p>4.34E-01</text:p>
          </table:table-cell>
          <table:table-cell office:value-type="float" office:value="0.000213053314076283" calcext:value-type="float">
            <text:p>2.13E-04</text:p>
          </table:table-cell>
          <table:table-cell table:style-name="ce2" table:number-columns-repeated="4"/>
          <table:table-cell table:number-columns-repeated="5"/>
          <table:table-cell table:style-name="ce2" table:formula="of:=[.C4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2" calcext:value-type="float">
            <text:p>12.0</text:p>
          </table:table-cell>
          <table:table-cell table:style-name="ce11" table:formula="of:=10^(-[.B29])" office:value-type="float" office:value="0.000000000001" calcext:value-type="float">
            <text:p>1E-12</text:p>
          </table:table-cell>
          <table:table-cell table:formula="of:=(-1)*0.509*4*SQRT([.C29])/(1+SQRT([.C29]))-[.D34]" office:value-type="float" office:value="-0.00000152699847300153" calcext:value-type="float">
            <text:p>-1.53E-06</text:p>
          </table:table-cell>
          <table:table-cell table:style-name="ce2" table:formula="of:=[.D19]" office:value-type="float" office:value="0.0817345968535218" calcext:value-type="float">
            <text:p>8.17E-02</text:p>
          </table:table-cell>
          <table:table-cell office:value-type="float" office:value="0.991960491041209" calcext:value-type="float">
            <text:p>9.92E-01</text:p>
          </table:table-cell>
          <table:table-cell table:style-name="ce2" table:number-columns-repeated="4"/>
          <table:table-cell table:number-columns-repeated="5"/>
          <table:table-cell table:style-name="ce2" table:formula="of:=[.C6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6.83" calcext:value-type="float">
            <text:p>6.8</text:p>
          </table:table-cell>
          <table:table-cell table:style-name="ce11" table:formula="of:=10^(-[.B30])" office:value-type="float" office:value="0.00000014791083881682" calcext:value-type="float">
            <text:p>1.47910838816821E-07</text:p>
          </table:table-cell>
          <table:table-cell table:formula="of:=(-1)*0.509*4*SQRT([.C30])/(1+SQRT([.C30]))-[.D35]" office:value-type="float" office:value="-0.00058704587816283" calcext:value-type="float">
            <text:p>-5.87E-04</text:p>
          </table:table-cell>
          <table:table-cell table:style-name="ce2" office:value-type="float" office:value="0.306888538608828" calcext:value-type="float">
            <text:p>3.07E-01</text:p>
          </table:table-cell>
          <table:table-cell office:value-type="float" office:value="0.373277814439572" calcext:value-type="float">
            <text:p>3.73E-01</text:p>
          </table:table-cell>
          <table:table-cell table:style-name="ce2" table:formula="of:=([.E30]-[.$E$28])/([.$E$29]-[.$E$28])" office:value-type="float" office:value="0.361100215465371" calcext:value-type="float">
            <text:p>3.61E-01</text:p>
          </table:table-cell>
          <table:table-cell table:style-name="ce2" table:formula="of:=[.F30]/[.$F$29]" office:value-type="float" office:value="0.376303106636598" calcext:value-type="float">
            <text:p>3.76E-01</text:p>
          </table:table-cell>
          <table:table-cell table:style-name="ce2" table:formula="of:=LOG10([.G30]/(1-[.G30]))" office:value-type="float" office:value="-0.247804994102125" calcext:value-type="float">
            <text:p>-2.48E-01</text:p>
          </table:table-cell>
          <table:table-cell table:style-name="ce2" table:formula="of:=LOG10([.H30]/(1-[.H30]))" office:value-type="float" office:value="-0.219435777104775" calcext:value-type="float">
            <text:p>-2.19E-01</text:p>
          </table:table-cell>
          <table:table-cell table:formula="of:=[.I30]-[.B30]+[.$D30]" office:value-type="float" office:value="-7.07839203998029" calcext:value-type="float">
            <text:p>-7.07839203998029</text:p>
          </table:table-cell>
          <table:table-cell table:formula="of:=[.J30]-[.B30]+[.$D30]" office:value-type="float" office:value="-7.05002282298294" calcext:value-type="float">
            <text:p>-7.05002282298294</text:p>
          </table:table-cell>
          <table:table-cell table:number-columns-repeated="3"/>
          <table:table-cell table:style-name="ce2" table:formula="of:=[.P29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.3</text:p>
          </table:table-cell>
          <table:table-cell table:style-name="ce11" table:formula="of:=10^(-[.B31])" office:value-type="float" office:value="0.00000005011872336273" calcext:value-type="float">
            <text:p>5.01187233627273E-08</text:p>
          </table:table-cell>
          <table:table-cell table:formula="of:=(-1)*0.509*4*SQRT([.C31])/(1+SQRT([.C31]))-[.D36]" office:value-type="float" office:value="-0.000341776203698198" calcext:value-type="float">
            <text:p>-3.42E-04</text:p>
          </table:table-cell>
          <table:table-cell table:style-name="ce2" office:value-type="float" office:value="0.252243537795362" calcext:value-type="float">
            <text:p>2.52E-01</text:p>
          </table:table-cell>
          <table:table-cell office:value-type="float" office:value="0.578455758809984" calcext:value-type="float">
            <text:p>5.78E-01</text:p>
          </table:table-cell>
          <table:table-cell table:style-name="ce2" table:formula="of:=([.E31]-[.$E$28])/([.$E$29]-[.$E$28])" office:value-type="float" office:value="0.516161588024242" calcext:value-type="float">
            <text:p>5.16E-01</text:p>
          </table:table-cell>
          <table:table-cell table:style-name="ce2" table:formula="of:=[.F31]/[.$F$29]" office:value-type="float" office:value="0.583143949818817" calcext:value-type="float">
            <text:p>5.83E-01</text:p>
          </table:table-cell>
          <table:table-cell table:style-name="ce2" table:formula="of:=LOG10([.G31]/(1-[.G31]))" office:value-type="float" office:value="0.0280853377894014" calcext:value-type="float">
            <text:p>2.81E-02</text:p>
          </table:table-cell>
          <table:table-cell table:style-name="ce2" table:formula="of:=LOG10([.H31]/(1-[.H31]))" office:value-type="float" office:value="0.145789664974726" calcext:value-type="float">
            <text:p>1.46E-01</text:p>
          </table:table-cell>
          <table:table-cell table:formula="of:=[.I31]-[.B31]+[.$D31]" office:value-type="float" office:value="-7.2722564384143" calcext:value-type="float">
            <text:p>-7.2722564384143</text:p>
          </table:table-cell>
          <table:table-cell table:formula="of:=[.J31]-[.B31]+[.$D31]" office:value-type="float" office:value="-7.15455211122897" calcext:value-type="float">
            <text:p>-7.15455211122897</text:p>
          </table:table-cell>
          <table:table-cell table:number-columns-repeated="3"/>
          <table:table-cell table:style-name="ce2" table:formula="of:=[.P30]" office:value-type="float" office:value="0.0000256250100097695" calcext:value-type="float">
            <text:p>2.56E-05</text:p>
          </table:table-cell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g(gamma-)</text:p>
          </table:table-cell>
          <table:table-cell table:formula="of:=-0.509*SQRT([.C28])/(1+SQRT([.C28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29])/(1+SQRT([.C29]))" office:value-type="float" office:value="-0.00000050899949100051" calcext:value-type="float">
            <text:p>-5.09E-0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30])/(1+SQRT([.C30]))" office:value-type="float" office:value="-0.00019568195938761" calcext:value-type="float">
            <text:p>-1.96E-0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31])/(1+SQRT([.C31]))" office:value-type="float" office:value="-0.000113925401232733" calcext:value-type="float">
            <text:p>-1.14E-0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Номер раствора</text:p>
          </table:table-cell>
          <table:table-cell table:style-name="ce1" office:value-type="string" calcext:value-type="string" table:number-columns-spanned="1" table:number-rows-spanned="2">
            <text:p>pH</text:p>
          </table:table-cell>
          <table:table-cell table:style-name="ce8" office:value-type="string" calcext:value-type="string" table:number-columns-spanned="1" table:number-rows-spanned="2">
            <text:p>I_c, M</text:p>
          </table:table-cell>
          <table:table-cell table:style-name="ce1" office:value-type="string" calcext:value-type="string" table:number-columns-spanned="1" table:number-rows-spanned="2">
            <text:p>\lg{\frac{\gamma_{2-}{\gamma_{-}}}</text:p>
          </table:table-cell>
          <table:table-cell table:style-name="ce8" office:value-type="string" calcext:value-type="string" table:number-columns-spanned="2" table:number-rows-spanned="1">
            <text:p>D_{\lambda}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\alpha_{\lambda}</text:p>
          </table:table-cell>
          <table:covered-table-cell/>
          <table:table-cell table:style-name="ce8" office:value-type="string" calcext:value-type="string" table:number-columns-spanned="2" table:number-rows-spanned="1">
            <text:p>\lg{\frac{\alpha}{1-\alpha}}</text:p>
          </table:table-cell>
          <table:covered-table-cell/>
          <table:table-cell table:style-name="ce1" office:value-type="string" calcext:value-type="string" table:number-columns-spanned="2" table:number-rows-spanned="1">
            <text:p>lg{K_a}</text:p>
          </table:table-cell>
          <table:covered-table-cell/>
          <table:table-cell table:style-name="ce1" office:value-type="string" calcext:value-type="string" table:number-columns-spanned="2" table:number-rows-spanned="1">
            <text:p>pK_a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4"/>
          <table:table-cell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.0</text:p>
          </table:table-cell>
          <table:table-cell table:style-name="ce12" table:formula="of:=10^(-[.B40])" office:value-type="float" office:value="0.01" calcext:value-type="float">
            <text:p>1.0E-02</text:p>
          </table:table-cell>
          <table:table-cell table:formula="of:=(-1)*0.509*4*SQRT([.C40])/(1+SQRT([.C40]))-[.D46]" office:value-type="float" office:value="-0.138818181818182" calcext:value-type="float">
            <text:p>-1.39E-01</text:p>
          </table:table-cell>
          <table:table-cell table:style-name="ce2" table:formula="of:=[.E28]" office:value-type="float" office:value="0.434143452209932" calcext:value-type="float">
            <text:p>4.34E-01</text:p>
          </table:table-cell>
          <table:table-cell office:value-type="float" office:value="0.000213053314076283" calcext:value-type="float">
            <text:p>2.13E-04</text:p>
          </table:table-cell>
          <table:table-cell table:style-name="ce2" table:number-columns-repeated="4"/>
          <table:table-cell table:style-name="ce16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2" calcext:value-type="float">
            <text:p>12.0</text:p>
          </table:table-cell>
          <table:table-cell table:style-name="ce12" office:value-type="float" office:value="0.01" calcext:value-type="float">
            <text:p>1.0E-02</text:p>
          </table:table-cell>
          <table:table-cell table:formula="of:=(-1)*0.509*4*SQRT([.C41])/(1+SQRT([.C41]))-[.D47]" office:value-type="float" office:value="-0.138818181818182" calcext:value-type="float">
            <text:p>-1.39E-01</text:p>
          </table:table-cell>
          <table:table-cell table:style-name="ce2" table:formula="of:=[.E29]" office:value-type="float" office:value="0.0817345968535218" calcext:value-type="float">
            <text:p>8.17E-02</text:p>
          </table:table-cell>
          <table:table-cell office:value-type="float" office:value="0.991960491041209" calcext:value-type="float">
            <text:p>9.92E-01</text:p>
          </table:table-cell>
          <table:table-cell table:style-name="ce2" table:number-columns-repeated="4"/>
          <table:table-cell table:style-name="ce16" table:number-columns-repeated="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6.83" calcext:value-type="float">
            <text:p>6.8</text:p>
          </table:table-cell>
          <table:table-cell table:style-name="ce12" office:value-type="float" office:value="0.0018" calcext:value-type="float">
            <text:p>1.8E-03</text:p>
          </table:table-cell>
          <table:table-cell table:formula="of:=(-1)*0.509*4*SQRT([.C42])/(1+SQRT([.C42]))-[.D48]" office:value-type="float" office:value="-0.0621483903950225" calcext:value-type="float">
            <text:p>-6.21E-02</text:p>
          </table:table-cell>
          <table:table-cell table:style-name="ce2" office:value-type="float" office:value="0.306888538608828" calcext:value-type="float">
            <text:p>3.07E-01</text:p>
          </table:table-cell>
          <table:table-cell office:value-type="float" office:value="0.373277814439572" calcext:value-type="float">
            <text:p>3.73E-01</text:p>
          </table:table-cell>
          <table:table-cell table:style-name="ce2" table:formula="of:=([.E42]-[.$E$28])/([.$E$29]-[.$E$28])" office:value-type="float" office:value="0.36110021546537" calcext:value-type="float">
            <text:p>3.61E-01</text:p>
          </table:table-cell>
          <table:table-cell table:style-name="ce2" table:formula="of:=[.F42]/[.$F$29]" office:value-type="float" office:value="0.376303106636598" calcext:value-type="float">
            <text:p>3.76E-01</text:p>
          </table:table-cell>
          <table:table-cell table:style-name="ce2" table:formula="of:=LOG10([.G42]/(1-[.G42]))" office:value-type="float" office:value="-0.247804994102128" calcext:value-type="float">
            <text:p>-2.48E-01</text:p>
          </table:table-cell>
          <table:table-cell table:style-name="ce2" table:formula="of:=LOG10([.H42]/(1-[.H42]))" office:value-type="float" office:value="-0.219435777104775" calcext:value-type="float">
            <text:p>-2.19E-01</text:p>
          </table:table-cell>
          <table:table-cell table:style-name="ce16" table:formula="of:=[.I42]-[.B42]+[.$D46]" office:value-type="float" office:value="-7.12407772137486" calcext:value-type="float">
            <text:p>-7.12</text:p>
          </table:table-cell>
          <table:table-cell table:style-name="ce16" table:formula="of:=[.J42]-[.B42]+[.$D42]" office:value-type="float" office:value="-7.1115841674998" calcext:value-type="float">
            <text:p>-7.11</text:p>
          </table:table-cell>
          <table:table-cell table:style-name="ce17" table:formula="of:=[.K42]*(-1)" office:value-type="float" office:value="7.12407772137486" calcext:value-type="float">
            <text:p>7.1</text:p>
          </table:table-cell>
          <table:table-cell table:style-name="ce17" table:formula="of:=[.L42]*(-1)" office:value-type="float" office:value="7.1115841674998" calcext:value-type="float">
            <text:p>7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.3</text:p>
          </table:table-cell>
          <table:table-cell table:style-name="ce12" office:value-type="float" office:value="0.0012" calcext:value-type="float">
            <text:p>1.2E-03</text:p>
          </table:table-cell>
          <table:table-cell table:formula="of:=(-1)*0.509*4*SQRT([.C43])/(1+SQRT([.C43]))-[.D49]" office:value-type="float" office:value="-0.0511257826022763" calcext:value-type="float">
            <text:p>-5.11E-02</text:p>
          </table:table-cell>
          <table:table-cell table:style-name="ce2" office:value-type="float" office:value="0.252243537795362" calcext:value-type="float">
            <text:p>2.52E-01</text:p>
          </table:table-cell>
          <table:table-cell office:value-type="float" office:value="0.578455758809984" calcext:value-type="float">
            <text:p>5.78E-01</text:p>
          </table:table-cell>
          <table:table-cell table:style-name="ce2" table:formula="of:=([.E43]-[.$E$28])/([.$E$29]-[.$E$28])" office:value-type="float" office:value="0.516161588024242" calcext:value-type="float">
            <text:p>5.16E-01</text:p>
          </table:table-cell>
          <table:table-cell table:style-name="ce2" table:formula="of:=[.F43]/[.$F$29]" office:value-type="float" office:value="0.583143949818817" calcext:value-type="float">
            <text:p>5.83E-01</text:p>
          </table:table-cell>
          <table:table-cell table:style-name="ce2" table:formula="of:=LOG10([.G43]/(1-[.G43]))" office:value-type="float" office:value="0.0280853377894014" calcext:value-type="float">
            <text:p>2.81E-02</text:p>
          </table:table-cell>
          <table:table-cell table:style-name="ce2" table:formula="of:=LOG10([.H43]/(1-[.H43]))" office:value-type="float" office:value="0.145789664974726" calcext:value-type="float">
            <text:p>1.46E-01</text:p>
          </table:table-cell>
          <table:table-cell table:style-name="ce16" table:formula="of:=[.I43]-[.B43]+[.$D43]" office:value-type="float" office:value="-7.32304044481287" calcext:value-type="float">
            <text:p>-7.32</text:p>
          </table:table-cell>
          <table:table-cell table:style-name="ce16" table:formula="of:=[.J43]-[.B43]+[.$D43]" office:value-type="float" office:value="-7.20533611762755" calcext:value-type="float">
            <text:p>-7.21</text:p>
          </table:table-cell>
          <table:table-cell table:style-name="ce17" table:formula="of:=[.K43]*(-1)" office:value-type="float" office:value="7.32304044481287" calcext:value-type="float">
            <text:p>7.3</text:p>
          </table:table-cell>
          <table:table-cell table:style-name="ce17" table:formula="of:=[.L43]*(-1)" office:value-type="float" office:value="7.20533611762755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style-name="ce17" table:formula="of:=AVERAGE([.M42:.M43])" office:value-type="float" office:value="7.22355908309387" calcext:value-type="float">
            <text:p>7.2</text:p>
          </table:table-cell>
          <table:table-cell table:style-name="ce17" table:formula="of:=AVERAGE([.N42:.N43])" office:value-type="float" office:value="7.15846014256367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" office:value-type="string" calcext:value-type="string" table:number-columns-spanned="4" table:number-rows-spanned="1">
            <text:p>Справочные данные</text:p>
          </table:table-cell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g(gamma-)</text:p>
          </table:table-cell>
          <table:table-cell table:formula="of:=-0.509*SQRT([.C40])/(1+SQRT([.C40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41])/(1+SQRT([.C41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42])/(1+SQRT([.C42]))" office:value-type="float" office:value="-0.0207161301316742" calcext:value-type="float">
            <text:p>-2.07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43])/(1+SQRT([.C43]))" office:value-type="float" office:value="-0.0170419275340921" calcext:value-type="float">
            <text:p>-1.70E-02</text:p>
          </table:table-cell>
          <table:table-cell table:number-columns-repeated="12"/>
        </table:table-row>
        <table:table-row table:style-name="ro1" table:number-rows-repeated="104852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7" number:min-decimal-places="17" number:min-integer-digits="1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6" number:min-decimal-places="6" number:min-integer-digits="1" number:grouping="true"/>
    </number:number-style>
    <number:number-style style:name="N134">
      <number:number number:decimal-places="7" number:min-decimal-places="7" number:min-integer-digits="1" number:grouping="true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0:34:58.246435815</meta:creation-date>
    <dc:date>2024-10-20T17:44:13.134152768</dc:date>
    <meta:editing-duration>PT6H57M39S</meta:editing-duration>
    <meta:editing-cycles>27</meta:editing-cycles>
    <meta:generator>LibreOffice/7.4.7.2$Linux_X86_64 LibreOffice_project/40$Build-2</meta:generator>
    <meta:document-statistic meta:table-count="1" meta:cell-count="240" meta:object-count="0"/>
  </office:meta>
</office:document-meta>
</file>